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C16B5A9BE5DE5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2cm, 13.603cm, 7.869cm, 10.82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3.428cm" svg:x="6.842cm" svg:y="11.541cm">
          <draw:image xlink:href="Pictures/100002010000055600000300CC16B5A9BE5DE5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2:14:19.594439585</dc:date>
    <meta:editing-duration>PT2H13M13S</meta:editing-duration>
    <meta:editing-cycles>2</meta:editing-cycles>
    <meta:generator>LibreOffice/6.0.7.3$Linux_X86_64 LibreOffice_project/00m0$Build-3</meta:generator>
    <meta:document-statistic meta:object-count="1"/>
  </office:meta>
</office:document-meta>
</file>